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open sansregular" svg:font-family="'open sansregular',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2f7" officeooo:paragraph-rsid="000372f7"/>
    </style:style>
    <style:style style:name="P2" style:family="paragraph" style:parent-style-name="Standard">
      <style:text-properties style:font-name="Times New Roman" fo:font-size="12pt" officeooo:paragraph-rsid="000372f7" style:font-size-asian="12pt" style:font-size-complex="12pt"/>
    </style:style>
    <style:style style:name="P3" style:family="paragraph" style:parent-style-name="Standard">
      <style:text-properties style:font-name="Times New Roman" fo:font-size="12pt" officeooo:rsid="000372f7" officeooo:paragraph-rsid="000372f7" style:font-size-asian="12pt" style:font-size-complex="12pt"/>
    </style:style>
    <style:style style:name="P4" style:family="paragraph" style:parent-style-name="Text_20_body">
      <style:text-properties officeooo:paragraph-rsid="000372f7"/>
    </style:style>
    <style:style style:name="P5" style:family="paragraph" style:parent-style-name="Text_20_body" style:list-style-name="L2">
      <style:text-properties officeooo:paragraph-rsid="000372f7"/>
    </style:style>
    <style:style style:name="P6" style:family="paragraph" style:parent-style-name="Text_20_body" style:list-style-name="L4">
      <style:text-properties officeooo:paragraph-rsid="000372f7"/>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Times New Roman" fo:font-size="12pt" fo:letter-spacing="normal" fo:font-style="normal" fo:font-weight="normal" style:font-size-asian="12pt" style:font-size-complex="12pt"/>
    </style:style>
    <style:style style:name="P10"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Times New Roman" fo:font-size="12pt" fo:letter-spacing="normal" fo:font-style="normal" fo:font-weight="normal" style:font-size-asian="12pt" style:font-size-complex="12pt"/>
    </style:style>
    <style:style style:name="P11" style:family="paragraph" style:parent-style-name="Text_20_body" style:list-style-name="L1">
      <style:paragraph-properties fo:margin-top="0cm" fo:margin-bottom="0cm" loext:contextual-spacing="false" fo:orphans="2" fo:widows="2" fo:padding="0cm" fo:border="none"/>
    </style:style>
    <style:style style:name="P12" style:family="paragraph" style:parent-style-name="Text_20_body" style:list-style-name="L2">
      <style:paragraph-properties fo:margin-top="0cm" fo:margin-bottom="0.265cm" loext:contextual-spacing="false" style:line-height-at-least="0.529cm" fo:orphans="2" fo:widows="2" fo:padding="0cm" fo:border="none"/>
      <style:text-properties fo:font-variant="normal" fo:text-transform="none" fo:color="#444444" style:font-name="open sansregular" fo:font-size="10.5pt" fo:letter-spacing="normal" fo:font-style="normal" fo:font-weight="normal"/>
    </style:style>
    <style:style style:name="P13" style:family="paragraph" style:parent-style-name="Text_20_body" style:list-style-name="L3">
      <style:paragraph-properties fo:margin-top="0cm" fo:margin-bottom="0.265cm" loext:contextual-spacing="false" style:line-height-at-least="0.529cm" fo:orphans="2" fo:widows="2" fo:padding="0cm" fo:border="none"/>
      <style:text-properties fo:font-variant="normal" fo:text-transform="none" fo:color="#444444" style:font-name="open sansregular" fo:font-size="10.5pt" fo:letter-spacing="normal" fo:font-style="normal" fo:font-weight="normal"/>
    </style:style>
    <style:style style:name="P14"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style>
    <style:style style:name="T1" style:family="text">
      <style:text-properties officeooo:rsid="000372f7"/>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language="en" fo:country="US" fo:font-style="italic" fo:font-weight="normal"/>
    </style:style>
    <style:style style:name="T5" style:family="text">
      <style:text-properties fo:font-variant="normal" fo:text-transform="none" fo:color="#222222" style:font-name="sans-serif" fo:letter-spacing="normal" fo:font-style="normal" fo:font-weight="bold"/>
    </style:style>
    <style:style style:name="T6" style:family="text">
      <style:text-properties fo:font-variant="normal" fo:text-transform="none" fo:color="#222222" style:font-name="sans-serif" fo:letter-spacing="normal" fo:font-style="normal" fo:font-weight="normal"/>
    </style:style>
    <style:style style:name="T7" style:family="text">
      <style:text-properties fo:font-variant="normal" fo:text-transform="none" fo:color="#222222" style:font-name="sans-serif" fo:letter-spacing="normal" fo:language="en" fo:country="US" fo:font-style="italic" fo:font-weight="normal"/>
    </style:style>
    <style:style style:name="T8" style:family="text">
      <style:text-properties fo:font-variant="normal" fo:text-transform="none" fo:color="#222222" style:font-name="sans-serif" fo:font-size="12pt" fo:letter-spacing="normal" fo:font-style="normal" fo:font-weight="bold" style:font-size-asian="12pt" style:font-size-complex="12pt"/>
    </style:style>
    <style:style style:name="T9" style:family="text">
      <style:text-properties fo:font-variant="normal" fo:text-transform="none" fo:color="#222222" style:font-name="sans-serif" fo:font-size="12pt" fo:letter-spacing="normal" fo:font-style="normal" fo:font-weight="normal" style:font-size-asian="12pt" style:font-size-complex="12pt"/>
    </style:style>
    <style:style style:name="T10" style:family="text">
      <style:text-properties fo:font-variant="normal" fo:text-transform="none" fo:color="#222222" style:font-name="sans-serif" fo:font-size="12pt" fo:letter-spacing="normal" fo:language="en" fo:country="US" fo:font-style="italic" fo:font-weight="normal" style:font-size-asian="12pt" style:font-size-complex="12pt"/>
    </style:style>
    <style:style style:name="T11" style:family="text">
      <style:text-properties fo:font-variant="normal" fo:text-transform="none" fo:color="#222222" fo:letter-spacing="normal"/>
    </style:style>
    <style:style style:name="T12" style:family="text">
      <style:text-properties fo:font-variant="normal" fo:text-transform="none" fo:color="#222222" fo:font-size="12pt" fo:letter-spacing="normal" style:font-size-asian="12pt" style:font-size-complex="12pt"/>
    </style:style>
    <style:style style:name="T13" style:family="text">
      <style:text-properties fo:font-variant="normal" fo:text-transform="none" fo:color="#222222" fo:font-size="12pt" fo:letter-spacing="normal" fo:font-style="normal" fo:font-weight="bold" style:font-size-asian="12pt" style:font-size-complex="12pt"/>
    </style:style>
    <style:style style:name="T14" style:family="text">
      <style:text-properties fo:font-variant="normal" fo:text-transform="none" fo:color="#222222" fo:font-size="12pt" fo:letter-spacing="normal" fo:font-style="normal" fo:font-weight="normal" style:font-size-asian="12pt" style:font-size-complex="12pt"/>
    </style:style>
    <style:style style:name="T15" style:family="text">
      <style:text-properties fo:font-variant="normal" fo:text-transform="none" fo:color="#222222" fo:font-size="12pt" fo:letter-spacing="normal" fo:language="en" fo:country="US" fo:font-style="italic" fo:font-weight="normal" style:font-size-asian="12pt" style:font-size-complex="12pt"/>
    </style:style>
    <style:style style:name="T16" style:family="text">
      <style:text-properties fo:font-variant="normal" fo:text-transform="none" fo:color="#222222" style:font-name="Times New Roman" fo:font-size="12pt" fo:letter-spacing="normal" fo:font-style="normal" fo:font-weight="bold" style:font-size-asian="12pt" style:font-size-complex="12pt"/>
    </style:style>
    <style:style style:name="T17" style:family="text">
      <style:text-properties fo:font-variant="normal" fo:text-transform="none" fo:color="#222222" style:font-name="Times New Roman" fo:font-size="12pt" fo:letter-spacing="normal" fo:font-style="normal" fo:font-weight="normal" style:font-size-asian="12pt" style:font-size-complex="12pt"/>
    </style:style>
    <style:style style:name="T18" style:family="text">
      <style:text-properties fo:font-variant="normal" fo:text-transform="none" fo:color="#222222" style:font-name="Times New Roman" fo:font-size="12pt" fo:letter-spacing="normal" style:font-size-asian="12pt" style:font-size-complex="12pt"/>
    </style:style>
    <style:style style:name="T19" style:family="text">
      <style:text-properties fo:font-variant="normal" fo:text-transform="none" fo:color="#222222" style:font-name="Times New Roman" fo:font-size="12pt" fo:letter-spacing="normal" fo:language="en" fo:country="US" fo:font-style="italic" fo:font-weight="normal" style:font-size-asian="12pt" style:font-size-complex="12pt"/>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2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b008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28"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0b008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30" style:family="text">
      <style:text-properties fo:font-variant="normal" fo:text-transform="none" fo:color="#0b008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000000" style:font-name="Linux Libertine" fo:letter-spacing="normal" fo:font-style="normal" fo:font-weight="normal"/>
    </style:style>
    <style:style style:name="T32" style:family="text">
      <style:text-properties fo:font-variant="normal" fo:text-transform="none" fo:color="#000000" style:font-name="Linux Libertine" fo:font-size="12pt" fo:letter-spacing="normal" fo:font-style="normal" fo:font-weight="normal" style:font-size-asian="12pt" style:font-size-complex="12pt"/>
    </style:style>
    <style:style style:name="T33" style:family="text">
      <style:text-properties fo:font-variant="normal" fo:text-transform="none" fo:color="#000000" fo:font-size="12pt" fo:letter-spacing="normal" fo:font-style="normal" fo:font-weight="normal" style:font-size-asian="12pt" style:font-size-complex="12pt"/>
    </style:style>
    <style:style style:name="T34" style:family="text">
      <style:text-properties fo:font-variant="normal" fo:text-transform="none" fo:color="#000000" style:font-name="Times New Roman" fo:font-size="12pt" fo:letter-spacing="normal" fo:font-style="normal" fo:font-weight="normal" style:font-size-asian="12pt" style:font-size-complex="12pt"/>
    </style:style>
    <style:style style:name="T35" style:family="text">
      <style:text-properties fo:font-variant="normal" fo:text-transform="none" fo:color="#54595d" style:font-name="sans-serif" fo:font-size="10pt" fo:letter-spacing="normal" fo:font-style="normal" fo:font-weight="normal"/>
    </style:style>
    <style:style style:name="T36" style:family="text">
      <style:text-properties fo:font-variant="normal" fo:text-transform="none" fo:color="#54595d" style:font-name="sans-serif" fo:letter-spacing="normal" fo:font-style="normal" fo:font-weight="normal"/>
    </style:style>
    <style:style style:name="T37" style:family="text">
      <style:text-properties fo:font-variant="normal" fo:text-transform="none" fo:color="#54595d" style:font-name="sans-serif" fo:font-size="12pt" fo:letter-spacing="normal" fo:font-style="normal" fo:font-weight="normal" style:font-size-asian="12pt" style:font-size-complex="12pt"/>
    </style:style>
    <style:style style:name="T38" style:family="text">
      <style:text-properties fo:font-variant="normal" fo:text-transform="none" fo:color="#54595d" fo:font-size="12pt" fo:letter-spacing="normal" fo:font-style="normal" fo:font-weight="normal" style:font-size-asian="12pt" style:font-size-complex="12pt"/>
    </style:style>
    <style:style style:name="T39" style:family="text">
      <style:text-properties fo:font-variant="normal" fo:text-transform="none" fo:color="#54595d" style:font-name="Times New Roman" fo:font-size="12pt" fo:letter-spacing="normal" fo:font-style="normal" fo:font-weight="normal" style:font-size-asian="12pt" style:font-size-complex="12pt"/>
    </style:style>
    <style:style style:name="T40" style:family="text">
      <style:text-properties fo:font-variant="normal" fo:text-transform="none" fo:color="#444444" style:font-name="open sansregular" fo:font-size="10.5pt" fo:letter-spacing="normal" fo:font-style="normal" fo:font-weight="normal" style:font-size-asian="12pt" style:font-size-complex="12pt"/>
    </style:style>
    <style:style style:name="T41" style:family="text">
      <style:text-properties fo:color="#222222" style:font-name="sans-serif" fo:font-size="10.5pt" fo:letter-spacing="normal" fo:language="en" fo:country="US" fo:font-weight="normal"/>
    </style:style>
    <style:style style:name="T42" style:family="text">
      <style:text-properties fo:color="#222222" style:font-name="sans-serif" fo:letter-spacing="normal" fo:language="en" fo:country="US" fo:font-weight="normal"/>
    </style:style>
    <style:style style:name="T43" style:family="text">
      <style:text-properties fo:color="#222222" style:font-name="sans-serif" fo:font-size="12pt" fo:letter-spacing="normal" fo:language="en" fo:country="US" fo:font-weight="normal" style:font-size-asian="12pt" style:font-size-complex="12pt"/>
    </style:style>
    <style:style style:name="T44" style:family="text">
      <style:text-properties fo:color="#222222" fo:font-size="12pt" fo:letter-spacing="normal" fo:language="en" fo:country="US" fo:font-weight="normal" style:font-size-asian="12pt" style:font-size-complex="12pt"/>
    </style:style>
    <style:style style:name="T45" style:family="text">
      <style:text-properties fo:color="#222222" style:font-name="Times New Roman" fo:font-size="12pt" fo:letter-spacing="normal" fo:language="en" fo:country="US" fo:font-weight="normal" style:font-size-asian="12pt" style:font-size-complex="12pt"/>
    </style:style>
    <style:style style:name="T46" style:family="text">
      <style:text-properties fo:font-size="12pt" style:font-size-asian="12pt" style:font-size-complex="12pt"/>
    </style:style>
    <style:style style:name="T47"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sty </text:p>
      <text:p text:style-name="P2">• Co to jest mock? </text:p>
      <text:p text:style-name="P1"><text:span text:style-name="T16">Atrapa obiektu</text:span><text:span text:style-name="T18"> </text:span><text:span text:style-name="T17">(</text:span><text:a xlink:type="simple" xlink:href="https://pl.wikipedia.org/wiki/Język_angielski" text:style-name="Internet_20_link" text:visited-style-name="Visited_20_Internet_20_Link"><text:span text:style-name="T29">ang.</text:span></text:a><text:span text:style-name="T18"> </text:span><text:span text:style-name="T45">mock object</text:span><text:span text:style-name="T17">) – symulowany obiekt, który w kontrolowany sposób naśladuje zachowanie rzeczywistego obiektu. Programista tworzy zazwyczaj atrapy obiektów w celu przetestowania zachowania jakiegoś innego obiektu, podobnie jak projektanci samochodów wykorzystują manekiny do </text:span><text:a xlink:type="simple" xlink:href="https://pl.wikipedia.org/wiki/Symulacja" text:style-name="Internet_20_link" text:visited-style-name="Visited_20_Internet_20_Link"><text:span text:style-name="T29">symulacji</text:span></text:a><text:span text:style-name="T18"> </text:span><text:span text:style-name="T17">dynamiki zachowania ludzkiego ciała podczas zderzenia pojazdów.</text:span><text:span text:style-name="T47"> </text:span></text:p>
      <text:p text:style-name="P3"/>
      <text:p text:style-name="P2">• Co to jest TDD? </text:p>
      <text:p text:style-name="P4"><text:span text:style-name="T16">est-driven development</text:span><text:span text:style-name="T17"> (TDD) – technika tworzenia </text:span><text:a xlink:type="simple" xlink:href="https://pl.wikipedia.org/wiki/Oprogramowanie" text:style-name="Internet_20_link" text:visited-style-name="Visited_20_Internet_20_Link"><text:span text:style-name="T30">oprogramowania</text:span></text:a><text:span text:style-name="T17">, zaliczana do </text:span><text:a xlink:type="simple" xlink:href="https://pl.wikipedia.org/wiki/Programowanie_zwinne" text:style-name="Internet_20_link" text:visited-style-name="Visited_20_Internet_20_Link"><text:span text:style-name="T30">metodyk zwinnych</text:span></text:a><text:span text:style-name="T17">. Pierwotnie była częścią </text:span><text:a xlink:type="simple" xlink:href="https://pl.wikipedia.org/wiki/Programowanie_ekstremalne" text:style-name="Internet_20_link" text:visited-style-name="Visited_20_Internet_20_Link"><text:span text:style-name="T30">programowania ekstremalnego</text:span></text:a><text:span text:style-name="T17"> (</text:span><text:a xlink:type="simple" xlink:href="https://pl.wikipedia.org/wiki/Język_angielski" text:style-name="Internet_20_link" text:visited-style-name="Visited_20_Internet_20_Link"><text:span text:style-name="T30">ang.</text:span></text:a><text:span text:style-name="T17"> </text:span><text:span text:style-name="T19">extreme programming</text:span><text:span text:style-name="T17">), lecz obecnie stanowi samodzielną technikę. Polega na wielokrotnym powtarzaniu kilku kroków:</text:span></text:p>
      <text:list xml:id="list1858548996" text:style-name="L1">
        <text:list-item>
          <text:p text:style-name="P9">Najpierw programista pisze automatyczny test sprawdzający dodawaną funkcjonalność. Test w tym momencie nie powinien się udać.</text:p>
        </text:list-item>
        <text:list-item>
          <text:p text:style-name="P10">Później następuje implementacja funkcjonalności. W tym momencie wcześniej napisany test powinien się udać.</text:p>
        </text:list-item>
        <text:list-item>
          <text:p text:style-name="P11"><text:span text:style-name="T17">W ostatnim kroku programista dokonuje </text:span><text:a xlink:type="simple" xlink:href="https://pl.wikipedia.org/wiki/Refaktoryzacja" text:style-name="Internet_20_link" text:visited-style-name="Visited_20_Internet_20_Link"><text:span text:style-name="T30">refaktoryzacji</text:span></text:a><text:span text:style-name="T17"> napisanego kodu, żeby spełniał on oczekiwane standardy.</text:span></text:p>
        </text:list-item>
      </text:list>
      <text:p text:style-name="P7"><text:span text:style-name="T17">Technika została stworzona przez </text:span><text:a xlink:type="simple" xlink:href="https://pl.wikipedia.org/wiki/Kent_Beck" text:style-name="Internet_20_link" text:visited-style-name="Visited_20_Internet_20_Link"><text:span text:style-name="T30">Kenta Becka</text:span></text:a><text:span text:style-name="T17">. Można jej też używać do poprawiania istniejącego kodu.</text:span></text:p>
      <text:h text:style-name="P14" text:outline-level="2"><text:bookmark text:name="Programowanie_technik.C4.85_test-driven_development"/><text:bookmark text:name="Programowanie_techniką_test-driven_development"/><text:span text:style-name="T34">Programowanie techniką test-driven development</text:span></text:h>
      <text:p text:style-name="P8">Programowanie techniką test-driven development wyróżnia się tym, że najpierw programista zaczyna od pisania testów do funkcji, która jeszcze nie została napisana. Na początku testy mogą nawet się nie kompilować, ponieważ może nie być jeszcze elementów kodu (metod, klas), które są w testach użyte.</text:p>
      <text:p text:style-name="P8">Na początku zaczyna się od przypadku, który nie przechodzi testu – zapewnia to, że test na pewno działa i może wyłapać błędy.</text:p>
      <text:p text:style-name="P2"/>
      <text:p text:style-name="P2"/>
      <text:p text:style-name="P2">• Jakie znasz poziomy testów? </text:p>
      <text:p text:style-name="P2"/>
      <text:list xml:id="list1011454931" text:style-name="L4">
        <text:list-item>
          <text:p text:style-name="P6"><text:span text:style-name="T40">Unit testing</text:span></text:p>
        </text:list-item>
      </text:list>
      <text:list xml:id="list525896774" text:style-name="L2">
        <text:list-item>
          <text:p text:style-name="P12">Integration tesing  </text:p>
        </text:list-item>
        <text:list-item>
          <text:p text:style-name="P12">System testing</text:p>
        </text:list-item>
        <text:list-item>
          <text:p text:style-name="P12">User acceptance testing.</text:p>
        </text:list-item>
      </text:list>
      <text:p text:style-name="P2"/>
      <text:list xml:id="list103238845671671" text:continue-numbering="true" text:style-name="L2">
        <text:list-item>
          <text:p text:style-name="P5"><text:span text:style-name="T40">Poziom testów modułowych (jednostkowych)</text:span></text:p>
        </text:list-item>
      </text:list>
      <text:list xml:id="list2625910370" text:style-name="L3">
        <text:list-item>
          <text:p text:style-name="P13">Poziom testów integracyjnych</text:p>
        </text:list-item>
        <text:list-item>
          <text:p text:style-name="P13">Poziom testów systemowych</text:p>
        </text:list-item>
        <text:list-item>
          <text:p text:style-name="P13">Poziom testów akceptacyjnych</text:p>
        </text:list-item>
      </text:list>
      <text:p text:style-name="P2"/>
      <text:p text:style-name="P2"><text:soft-page-break/>0.6 Programowanie obiektowe</text:p>
      <text:p text:style-name="P2">• Czy klasa mo<text:span text:style-name="T1">ż</text:span>e dziedziczy<text:span text:style-name="T1">ć</text:span> po kilku interfejsach? </text:p>
      <text:p text:style-name="P2">• Czym si<text:span text:style-name="T1">ę</text:span> ró<text:span text:style-name="T1">ż</text:span>ni klasa abstrakcyjna od interfejsu? <text:s/></text:p>
      <text:p text:style-name="P2">• Jak wywoła<text:span text:style-name="T1">ć</text:span> metod<text:span text:style-name="T1">ę</text:span> w klasie podrz<text:span text:style-name="T1">ę</text:span>dnej z klasy nadrz<text:span text:style-name="T1">ę</text:span>dnej?</text:p>
      <text:p text:style-name="P2"/>
      <text:p text:style-name="P2">0.7 Architektura</text:p>
      <text:p text:style-name="P2">• Co to jest leniwe (lazy loading) i zachłanne ładowanie danych (eager loading)? </text:p>
      <text:p text:style-name="P2">• Na czym polega problem n+1 zapytan?´ • Co to jest rekurencja? • O czym mówi ˛a zasady SOLID? • Co to jest ci ˛agła integracja (Continuous Integration)? • Jakie znasz wzorce projektowe? 0.8 Java • Co to s ˛a typy proste i referencyjne? • Co to jest Autoboxing and Unboxing? • Co to s ˛a obiekty immutable? • Co to jest serializacja? • Co to jest refleksja? • Czym rózni ˛a si˛e wyj ˛atki oznaczone ( ˙ checked) od nieoznaczonych (unchecked exceptions)? • Co to jest enum? • Jak pobrac pojedynczy znak z obiektu String? ´ • Na czym polega kontrakt mi˛edzy metodami hashCode i equals? • Czym si˛e rózni lista (List) od zbioru (Set)? ˙ • Na czym polega mechanizm konkatenacji stringa? • Co to jest w ˛atek (thread)? 0.9 SQL • Wymien znane Ci typy danych w bazie danych ´ • Co to jest sekwencja? • Co to jest indeks w bazach danych? • Jakie s ˛a wady i zalety stosowania indeksów? 4 • Jakie znasz funkcje agreguj ˛ace i co to jest? • Jakie s ˛a rodzaje zł ˛aczen?´ • Co to jest bulk insert? • Co to jest trigger? • Co to jest transakcja? • Co to jest widok bazodanowy i dlaczego warto z niego korzystac?´ • Jaka jest róznica mi˛edzy klauzul ˛a WHERE, a HAVING? ˙ • Czym rózni si˛e operacja UNION od UNION ALL? ˙ • Na czym polega stronicowanie rekordó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open sansregular" svg:font-family="'open sansregular',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0:24:45.797000000</meta:creation-date>
    <dc:date>2018-06-19T10:32:36.752000000</dc:date>
    <meta:editing-duration>PT7M51S</meta:editing-duration>
    <meta:editing-cycles>1</meta:editing-cycles>
    <meta:document-statistic meta:table-count="0" meta:image-count="0" meta:object-count="0" meta:page-count="2" meta:paragraph-count="28" meta:word-count="527" meta:character-count="3358" meta:non-whitespace-character-count="2855"/>
    <meta:generator>LibreOffice/6.0.0.3$Windows_X86_64 LibreOffice_project/64a0f66915f38c6217de274f0aa8e15618924765</meta:generator>
  </office:meta>
</office:document-meta>
</file>